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8.75cm" fo:min-width="3.7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7.35cm" fo:min-width="23cm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3.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7cm"/>
    </style:style>
    <style:style style:name="gr5" style:family="graphic" style:parent-style-name="standard">
      <style:graphic-properties draw:textarea-horizontal-align="justify" draw:textarea-vertical-align="middle" draw:auto-grow-height="false" fo:min-height="14.65cm" fo:min-width="22.1cm"/>
    </style:style>
    <style:style style:name="gr6" style:family="graphic" style:parent-style-name="standard">
      <style:graphic-properties draw:textarea-horizontal-align="justify" draw:textarea-vertical-align="middle" draw:auto-grow-height="false" fo:min-height="0.35cm" fo:min-width="2.4cm"/>
    </style:style>
    <style:style style:name="gr7" style:family="graphic" style:parent-style-name="standard">
      <style:graphic-properties draw:textarea-horizontal-align="justify" draw:textarea-vertical-align="middle" draw:auto-grow-height="false" fo:min-height="0.35cm" fo:min-width="2.1cm"/>
    </style:style>
    <style:style style:name="gr8" style:family="graphic" style:parent-style-name="standard">
      <style:graphic-properties draw:fill-color="#666666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opacity="22%" draw:textarea-horizontal-align="justify" draw:textarea-vertical-align="middle" draw:auto-grow-height="false" fo:min-height="0.55cm" fo:min-width="22.6cm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11" style:family="graphic" style:parent-style-name="standard">
      <style:graphic-properties draw:textarea-horizontal-align="justify" draw:textarea-vertical-align="middle" draw:auto-grow-height="false" fo:min-height="0.25cm" fo:min-width="1.3cm"/>
    </style:style>
    <style:style style:name="gr12" style:family="graphic" style:parent-style-name="standard">
      <style:graphic-properties draw:fill-color="#ffde59" draw:textarea-horizontal-align="justify" draw:textarea-vertical-align="middle" draw:auto-grow-height="false" fo:min-height="0.25cm" fo:min-width="1.3cm"/>
    </style:style>
    <style:style style:name="gr13" style:family="graphic" style:parent-style-name="standard">
      <style:graphic-properties draw:fill-color="#168253" draw:textarea-horizontal-align="justify" draw:textarea-vertical-align="middle" draw:auto-grow-height="false" fo:min-height="0.25cm" fo:min-width="1.3cm"/>
    </style:style>
    <style:style style:name="gr14" style:family="graphic" style:parent-style-name="standard">
      <style:graphic-properties draw:fill-color="#41190d" draw:textarea-horizontal-align="justify" draw:textarea-vertical-align="middle" draw:auto-grow-height="false" fo:min-height="0.25cm" fo:min-width="1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74cm"/>
    </style:style>
    <style:style style:name="gr16" style:family="graphic" style:parent-style-name="standard">
      <style:graphic-properties draw:textarea-horizontal-align="justify" draw:textarea-vertical-align="middle" draw:auto-grow-height="false" fo:min-height="0.45cm" fo:min-width="0.2cm"/>
    </style:style>
    <style:style style:name="gr17" style:family="graphic" style:parent-style-name="standard">
      <style:graphic-properties draw:textarea-horizontal-align="justify" draw:textarea-vertical-align="middle" draw:auto-grow-height="false" fo:min-height="0.25cm" fo:min-width="0.1cm"/>
    </style:style>
    <style:style style:name="gr18" style:family="graphic" style:parent-style-name="standard">
      <style:graphic-properties draw:textarea-horizontal-align="justify" draw:textarea-vertical-align="middle" draw:auto-grow-height="false" fo:min-height="0.45cm" fo:min-width="3.3cm"/>
    </style:style>
    <style:style style:name="gr19" style:family="graphic" style:parent-style-name="standard">
      <style:graphic-properties draw:textarea-horizontal-align="justify" draw:textarea-vertical-align="middle" draw:auto-grow-height="false" fo:min-height="0.25cm" fo:min-width="0.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7cm"/>
    </style:style>
    <style:style style:name="co1" style:family="table-column">
      <style:table-column-properties style:column-width="2.291cm" style:use-optimal-column-width="false"/>
    </style:style>
    <style:style style:name="co2" style:family="table-column">
      <style:table-column-properties style:column-width="2.289cm" style:use-optimal-column-width="false"/>
    </style:style>
    <style:style style:name="ro1" style:family="table-row">
      <style:table-row-properties style:row-height="0.499cm"/>
    </style:style>
    <style:style style:name="ro2" style:family="table-row">
      <style:table-row-properties style:row-height="0.972cm"/>
    </style:style>
    <style:style style:name="ce1" style:family="table-cell">
      <style:text-properties fo:font-size="6pt" style:font-size-asian="6pt" style:font-size-complex="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font-size="40pt" style:font-size-asian="40pt" style:font-size-complex="40pt"/>
    </style:style>
    <style:style style:name="P6" style:family="paragraph">
      <style:paragraph-properties fo:text-align="center"/>
      <style:text-properties fo:font-size="6pt" style:font-size-asian="6pt" style:font-size-complex="6pt"/>
    </style:style>
    <style:style style:name="P7" style:family="paragraph">
      <loext:graphic-properties draw:fill-color="#666666"/>
      <style:paragraph-properties fo:text-align="center"/>
    </style:style>
    <style:style style:name="P8" style:family="paragraph">
      <loext:graphic-properties draw:opacity="22%"/>
      <style:paragraph-properties fo:text-align="center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P10" style:family="paragraph">
      <style:paragraph-properties fo:text-align="center"/>
      <style:text-properties fo:font-size="7pt" style:font-size-asian="7pt" style:font-size-complex="7pt"/>
    </style:style>
    <style:style style:name="P11" style:family="paragraph">
      <loext:graphic-properties draw:fill-color="#ffde59"/>
      <style:paragraph-properties fo:text-align="center"/>
      <style:text-properties fo:font-size="7pt" style:font-size-asian="7pt" style:font-size-complex="7pt"/>
    </style:style>
    <style:style style:name="P12" style:family="paragraph">
      <loext:graphic-properties draw:fill-color="#168253"/>
      <style:paragraph-properties fo:text-align="center"/>
      <style:text-properties fo:font-size="7pt" style:font-size-asian="7pt" style:font-size-complex="7pt"/>
    </style:style>
    <style:style style:name="P13" style:family="paragraph">
      <loext:graphic-properties draw:fill-color="#41190d"/>
      <style:paragraph-properties fo:text-align="center"/>
      <style:text-properties fo:font-size="7pt" style:font-size-asian="7pt" style:font-size-complex="7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ize="13pt" style:font-size-asian="13pt" style:font-size-complex="13pt"/>
    </style:style>
    <style:style style:name="P16" style:family="paragraph">
      <style:text-properties fo:font-size="6pt" style:font-size-asian="6pt" style:font-size-complex="6pt"/>
    </style:style>
    <style:style style:name="P17" style:family="paragraph">
      <style:text-properties style:font-size-asian="6pt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2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3.5cm" svg:height="17.6cm" svg:x="5.2cm" svg:y="2.4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3" draw:text-style-name="P3" draw:layer="layout" svg:width="3.7cm" svg:height="0.8cm" svg:x="1.3cm" svg:y="2.8cm">
              <text:p text:style-name="P2"><text:span text:style-name="T1">Transaktionsübersicht</text:span></text:p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3.597cm" svg:height="0.962cm" svg:x="9.9cm" svg:y="0.2cm">
              <draw:text-box>
                <text:p>Dashboard</text:p>
              </draw:text-box>
            </draw:frame>
            <draw:custom-shape draw:style-name="gr3" draw:text-style-name="P3" draw:layer="layout" svg:width="3.7cm" svg:height="0.8cm" svg:x="1.3cm" svg:y="3.9cm">
              <text:p text:style-name="P2"><text:span text:style-name="T1">Kontoübersicht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3.7cm" svg:height="0.8cm" svg:x="1.3cm" svg:y="1.8cm">
              <text:p text:style-name="P2"><text:span text:style-name="T1">Dashboard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5" draw:text-style-name="P5" draw:layer="layout" svg:width="22.6cm" svg:height="14.9cm" svg:x="5.8cm" svg:y="4.5cm">
          <text:p text:style-name="P2"><text:span text:style-name="T2">Diagramm mit Kontoverlauf </text:span></text:p>
          <text:p text:style-name="P2"><text:span text:style-name="T2">aller Konten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1" draw:layer="layout" svg:width="4.2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3.5cm" svg:height="17.6cm" svg:x="5.2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9cm" svg:height="0.6cm" svg:x="5.5cm" svg:y="2.7cm">
          <text:p text:style-name="P2"><text:span text:style-name="T3">Sparkasse Girokonto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6cm" svg:height="0.6cm" svg:x="8.9cm" svg:y="2.7cm">
          <text:p text:style-name="P2"><text:span text:style-name="T3">01.01-31-01-2020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4cm" svg:height="0.3cm" draw:transform="rotate (-3.14159265358979) translate (11.4cm 3.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7" draw:layer="layout" svg:width="0.4cm" svg:height="0.3cm" draw:transform="rotate (-3.14159265358979) translate (8.4cm 3.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9" draw:text-style-name="P8" draw:layer="layout" svg:width="23.1cm" svg:height="0.8cm" svg:x="5.3cm" svg:y="6.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1.5cm" svg:height="0.5cm" svg:x="5.6cm" svg:y="6.3cm">
            <text:p text:style-name="P2"><text:span text:style-name="T4">12.06.2020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0" draw:layer="layout" svg:width="1.8cm" svg:height="0.5cm" svg:x="7.4cm" svg:y="6.3cm">
            <text:p text:style-name="P2"><text:span text:style-name="T5">Netto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1.8cm" svg:height="0.5cm" svg:x="9.3cm" svg:y="6.3cm">
            <text:p text:style-name="P2"><text:span text:style-name="T5">Lebensmittel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9" draw:text-style-name="P8" draw:layer="layout" svg:width="23.1cm" svg:height="0.8cm" svg:x="5.3cm" svg:y="5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9" draw:layer="layout" svg:width="1.5cm" svg:height="0.5cm" svg:x="5.7cm" svg:y="5.2cm">
              <text:p text:style-name="P2"><text:span text:style-name="T4">01.06.2020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10" draw:layer="layout" svg:width="1.8cm" svg:height="0.5cm" svg:x="7.4cm" svg:y="5.2cm">
              <text:p text:style-name="P2"><text:span text:style-name="T5">Miete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12" draw:layer="layout" svg:width="1.8cm" svg:height="0.5cm" svg:x="9.4cm" svg:y="5.2cm">
              <text:p text:style-name="P2"><text:span text:style-name="T5">Wohnen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13" draw:layer="layout" svg:width="1.8cm" svg:height="0.5cm" svg:x="11.4cm" svg:y="5.2cm">
              <text:p text:style-name="P2"><text:span text:style-name="T5">monatlich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3.7cm" svg:height="0.8cm" svg:x="1.3cm" svg:y="2.8cm">
              <text:p text:style-name="P2"><text:span text:style-name="T1">Transaktionsübersicht</text:span></text:p>
              <draw:enhanced-geometry svg:viewBox="0 0 21600 21600" draw:type="rectangle" draw:enhanced-path="M 0 0 L 21600 0 21600 21600 0 21600 0 0 Z N"/>
            </draw:custom-shape>
            <draw:frame draw:style-name="gr15" draw:text-style-name="P4" draw:layer="layout" svg:width="6.674cm" svg:height="0.962cm" svg:x="9.9cm" svg:y="0.2cm">
              <draw:text-box>
                <text:p>Transaktionsübersicht</text:p>
              </draw:text-box>
            </draw:frame>
            <draw:custom-shape draw:style-name="gr16" draw:text-style-name="P2" draw:layer="layout" svg:width="0.7cm" svg:height="0.7cm" svg:x="5.7cm" svg:y="4.2cm">
              <text:p text:style-name="P2">+</text:p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0.6cm" svg:height="0.5cm" svg:x="27.6cm" svg:y="5.3cm">
              <text:p text:style-name="P2">-</text:p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0.6cm" svg:height="0.5cm" svg:x="27.6cm" svg:y="6.3cm">
              <text:p text:style-name="P2">-</text:p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3.8cm" svg:height="0.7cm" svg:x="7.1cm" svg:y="4.2cm">
              <text:p text:style-name="P14"><text:span text:style-name="T6">Suche: 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10" draw:layer="layout" svg:width="1.8cm" svg:height="0.5cm" svg:x="13.4cm" svg:y="5.2cm">
              <text:p text:style-name="P2"><text:span text:style-name="T5">Sparkasse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10" draw:layer="layout" svg:width="1.8cm" svg:height="0.5cm" svg:x="11.4cm" svg:y="6.3cm">
              <text:p text:style-name="P2"><text:span text:style-name="T5">Sparkasse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3.7cm" svg:height="0.8cm" svg:x="1.3cm" svg:y="3.9cm">
              <text:p text:style-name="P2"><text:span text:style-name="T1">Kontoübersicht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7" draw:text-style-name="P6" draw:layer="layout" svg:width="2.6cm" svg:height="0.6cm" svg:x="11.8cm" svg:y="2.7cm">
          <text:p text:style-name="P2"><text:span text:style-name="T3">Wohnen, Lebensmittel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4cm" svg:height="0.3cm" draw:transform="rotate (-3.14159265358979) translate (14.4cm 3.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10" draw:layer="layout" svg:width="1.4cm" svg:height="0.5cm" svg:x="15.5cm" svg:y="5.2cm">
          <text:p text:style-name="P2"><text:span text:style-name="T5">598,00€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.4cm" svg:height="0.5cm" svg:x="13.5cm" svg:y="6.3cm">
          <text:p text:style-name="P2"><text:span text:style-name="T5">59,74€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7cm" svg:height="0.8cm" svg:x="1.3cm" svg:y="1.8cm">
          <text:p text:style-name="P2"><text:span text:style-name="T1">Dashboard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4cm" svg:height="0.3cm" draw:transform="rotate (-3.14159265358979) translate (11.2cm 5.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7" draw:layer="layout" svg:width="0.4cm" svg:height="0.3cm" draw:transform="rotate (-3.14159265358979) translate (11.1cm 6.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3" draw:style-name="dp1" draw:master-page-name="Standard">
        <draw:custom-shape draw:style-name="gr1" draw:text-style-name="P1" draw:layer="layout" svg:width="4.2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3.5cm" svg:height="17.6cm" svg:x="5.2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9cm" svg:height="0.6cm" svg:x="5.5cm" svg:y="2.7cm">
          <text:p text:style-name="P2"><text:span text:style-name="T3">Sparkasse Girokonto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6cm" svg:height="0.6cm" svg:x="8.9cm" svg:y="2.7cm">
          <text:p text:style-name="P2"><text:span text:style-name="T3">01.01-31-01-2020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4cm" svg:height="0.3cm" draw:transform="rotate (-3.14159265358979) translate (11.4cm 3.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7" draw:layer="layout" svg:width="0.4cm" svg:height="0.3cm" draw:transform="rotate (-3.14159265358979) translate (8.4cm 3.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g>
            <draw:custom-shape draw:style-name="gr3" draw:text-style-name="P3" draw:layer="layout" svg:width="3.7cm" svg:height="0.8cm" svg:x="1.3cm" svg:y="2.8cm">
              <text:p text:style-name="P2"><text:span text:style-name="T1">Transaktionsübersicht</text:span></text:p>
              <draw:enhanced-geometry svg:viewBox="0 0 21600 21600" draw:type="rectangle" draw:enhanced-path="M 0 0 L 21600 0 21600 21600 0 21600 0 0 Z N"/>
            </draw:custom-shape>
            <draw:frame draw:style-name="gr20" draw:text-style-name="P4" draw:layer="layout" svg:width="4.727cm" svg:height="0.962cm" svg:x="9.9cm" svg:y="0.2cm">
              <draw:text-box>
                <text:p>Kontoübersicht</text:p>
              </draw:text-box>
            </draw:frame>
            <draw:custom-shape draw:style-name="gr3" draw:text-style-name="P3" draw:layer="layout" svg:width="3.7cm" svg:height="0.8cm" svg:x="1.3cm" svg:y="3.9cm">
              <text:p text:style-name="P2"><text:span text:style-name="T1">Kontoübersicht</text:span></text:p>
              <draw:enhanced-geometry svg:viewBox="0 0 21600 21600" draw:type="rectangle" draw:enhanced-path="M 0 0 L 21600 0 21600 21600 0 21600 0 0 Z N"/>
            </draw:custom-shape>
          </draw:g>
        </draw:g>
        <draw:frame draw:style-name="standard" draw:layer="layout" svg:width="9.161cm" svg:height="27.766cm" svg:x="5.624cm" svg:y="3.64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Datum</text:span></text:p>
              </table:table-cell>
              <table:table-cell>
                <text:p text:style-name="P16"><text:span text:style-name="T3">Sparkasse</text:span></text:p>
              </table:table-cell>
              <table:table-cell>
                <text:p text:style-name="P16"><text:span text:style-name="T3">N26</text:span></text:p>
              </table:table-cell>
              <table:table-cell>
                <text:p text:style-name="P16"><text:span text:style-name="T3">ING</text:span></text:p>
              </table:table-cell>
            </table:table-row>
            <table:table-row table:style-name="ro1" table:default-cell-style-name="ce1">
              <table:table-cell>
                <text:p text:style-name="P17"><text:span text:style-name="T3">01.01.2020</text:span></text:p>
              </table:table-cell>
              <table:table-cell>
                <text:p text:style-name="P16"><text:span text:style-name="T3">145,14</text:span></text:p>
              </table:table-cell>
              <table:table-cell>
                <text:p text:style-name="P16"><text:span text:style-name="T3">...</text:span></text:p>
              </table:table-cell>
              <table:table-cell>
                <text:p text:style-name="P16"><text:span text:style-name="T3">...</text:span></text:p>
              </table:table-cell>
            </table:table-row>
            <table:table-row table:style-name="ro1" table:default-cell-style-name="ce1">
              <table:table-cell>
                <text:p text:style-name="P17"><text:span text:style-name="T3">02.01.2020</text:span></text:p>
              </table:table-cell>
              <table:table-cell>
                <text:p text:style-name="P16"><text:span text:style-name="T3">142,12</text:span></text:p>
              </table:table-cell>
              <table:table-cell>
                <text:p text:style-name="P16"><text:span text:style-name="T3">...</text:span></text:p>
              </table:table-cell>
              <table:table-cell>
                <text:p text:style-name="P16"><text:span text:style-name="T3">...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6"><text:span text:style-name="T3">141,0</text:span></text:p>
              </table:table-cell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16"><text:span text:style-name="T3">124,12</text:span></text:p>
              </table:table-cell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3" draw:text-style-name="P3" draw:layer="layout" svg:width="3.7cm" svg:height="0.8cm" svg:x="1.3cm" svg:y="1.8cm">
          <text:p text:style-name="P2"><text:span text:style-name="T1">Dashboar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5T16:49:26.424000000</meta:creation-date>
    <dc:date>2020-09-25T17:43:08.465000000</dc:date>
    <meta:editing-duration>PT51M54S</meta:editing-duration>
    <meta:editing-cycles>12</meta:editing-cycles>
    <meta:generator>LibreOffice/6.1.6.3$Windows_X86_64 LibreOffice_project/5896ab1714085361c45cf540f76f60673dd96a72</meta:generator>
    <meta:document-statistic meta:object-count="56"/>
  </office:meta>
</office:document-meta>
</file>